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8512" calcext:value-type="float">
            <text:p>54.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9408" calcext:value-type="float">
            <text:p>54.6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1576" calcext:value-type="float">
            <text:p>55.2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7488" calcext:value-type="float">
            <text:p>54.5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116" calcext:value-type="float">
            <text:p>55.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9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8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7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7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7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6232" calcext:value-type="float">
            <text:p>55.1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76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6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8104</text:p>
          </table:table-cell>
          <table:table-cell office:value-type="string" calcext:value-type="string">
            <text:p>Julio Draw Quad</text:p>
          </table:table-cell>
          <table:table-cell office:value-type="string" calcext:value-type="string">
            <text:p>196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